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color="#800000" fo:language="de" fo:country="DE"/>
    </style:style>
    <style:style style:name="P5" style:family="paragraph" style:parent-style-name="Standard">
      <style:text-properties fo:color="#800000" fo:language="de" fo:country="DE" style:text-underline-style="solid" style:text-underline-width="auto" style:text-underline-color="font-color"/>
    </style:style>
    <style:style style:name="P6" style:family="paragraph" style:parent-style-name="Standard">
      <style:text-properties fo:color="#800000" fo:language="ru" fo:country="RU" style:text-underline-style="solid" style:text-underline-width="auto" style:text-underline-color="font-color"/>
    </style:style>
    <style:style style:name="P7" style:family="paragraph" style:parent-style-name="Standard">
      <style:text-properties fo:color="#800000" fo:language="ru" fo:country="RU" style:text-underline-style="none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paragraph-properties style:writing-mode="lr-tb"/>
      <style:text-properties fo:color="#800000" fo:language="de" fo:country="DE"/>
    </style:style>
    <style:style style:name="T1" style:family="text">
      <style:text-properties fo:language="de" fo:country="DE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 Emails</text:p>
      <text:p text:style-name="Standard"/>
      <text:p text:style-name="P2">Registrierung</text:p>
      <text:p text:style-name="Standard"/>
      <text:p text:style-name="Standard">Betreff: Registrierung für die APOLLO-Online-Bewerbung</text:p>
      <text:p text:style-name="P3">Регистрация для <text:span text:style-name="T1">APOLLO </text:span>электронной подачи заявлений </text:p>
      <text:p text:style-name="Standard"/>
      <text:p text:style-name="Standard">Guten Tag,</text:p>
      <text:p text:style-name="P3">Здравствуйте,</text:p>
      <text:p text:style-name="Standard">sie haben sich erfolgreich für die APOLLO-Online-Anmeldung registriert.</text:p>
      <text:p text:style-name="Standard"/>
      <text:p text:style-name="Standard">Bitte geben Sie bis zum 14. Oktober 2012 die erforderlichen Daten für die Anmeldung zum Auswahlverfahren ein, falls Sie es noch nicht getan haben.</text:p>
      <text:p text:style-name="Standard"/>
      <text:p text:style-name="Standard">Loggen Sie sich dazu auf folgender Seite mit Ihrer Email-Adresse ein:</text:p>
      <text:p text:style-name="Standard">bewerbung.apollo-online.de/account/login.</text:p>
      <text:p text:style-name="Standard"/>
      <text:p text:style-name="Standard">Gehen Sie dann auf den Link „Zu<text:span text:style-name="T1">m Formular</text:span>“, um Ihre Daten einzugeben.</text:p>
      <text:p text:style-name="Standard"/>
      <text:p text:style-name="Standard">Wir freuen uns auf Ihre Bewerbung!</text:p>
      <text:p text:style-name="Standard"/>
      <text:p text:style-name="Standard">Das APOLLO-Team</text:p>
      <text:p text:style-name="P3">Вы успешно прошли регистрацию для электронной подачи заявлений.</text:p>
      <text:p text:style-name="P3">Для допуска к участию в собеседовании, внесите все необходимые данные в заявление на участие до 14 октября 2012 года.</text:p>
      <text:p text:style-name="P3">Чтобы войти в систему, перейдите по ссылке: bewerbung.apollo-online.de/account/login.</text:p>
      <text:p text:style-name="P3">Нажмите на кнопку <text:span text:style-name="T1">''</text:span>К заявлению<text:span text:style-name="T1">''</text:span>, для ввода необходимых данных.</text:p>
      <text:p text:style-name="P3">Спасибо за проявленный интерес!</text:p>
      <text:p text:style-name="P3"/>
      <text:p text:style-name="P3">Коллектив АПОЛЛО</text:p>
      <text:p text:style-name="P3"><text:s/></text:p>
      <text:p text:style-name="P3"><text:s/></text:p>
      <text:p text:style-name="Standard"/>
      <text:p text:style-name="P2">Passwort ändern</text:p>
      <text:p text:style-name="Standard"/>
      <text:p text:style-name="Standard">Betreff: Neues Passwort für die APOLLO-Online-Bewerbung</text:p>
      <text:p text:style-name="P3">Новый пароль для входа в систему электронной подачи заявлений</text:p>
      <text:p text:style-name="Standard"/>
      <text:p text:style-name="Standard">Falls Sie das Passwort für Ihr Benutzerkonto bei der APOLLO-Online-Bewerbung vergessen haben, folgen Sie bitte diesem Link, um sich ein neues Passwort zu geben:</text:p>
      <text:p text:style-name="Standard"/>
      <text:p text:style-name="Standard">Der Link ist 72 Stunden lang gültig.</text:p>
      <text:p text:style-name="P3">Если вы забыли пароль для входа в систему, перейдите по ссылке и задайте новый пароль:</text:p>
      <text:p text:style-name="P3"/>
      <text:p text:style-name="P3">Ссылка на получение нового пароля, действительна 72 часа.</text:p>
      <text:p text:style-name="P1">Meldungen</text:p>
      <text:p text:style-name="Standard"/>
      <text:p text:style-name="P2">Nach Dateneingabe Anmeldung</text:p>
      <text:p text:style-name="Standard"/>
      <text:p text:style-name="Standard"><text:span text:style-name="T1">Danke, </text:span>Sie haben alle erforderlichen Daten für die Anmeldung eingegeben. Wir werden Sie bald nach Bewerbungsschluss per Email benachrichtigen, ob Sie zum Auswahlgespräch zugelassen sind.</text:p>
      <text:p text:style-name="Standard"/>
      <text:p text:style-name="Standard"><text:soft-page-break/><text:span text:style-name="T2">Спасибо, в</text:span>ы задали все неодходимые данные для регистрации. Вскоре после окончания срока подачи заявлений мы сообщим вам, по емайлу допущены ли вы к участию в первом собеседовании.</text:p>
      <text:p text:style-name="Standard"/>
      <text:p text:style-name="P2">Nach Änderung Passwort</text:p>
      <text:p text:style-name="Standard"/>
      <text:p text:style-name="Standard">Sie häben Ihr Passwort erfolgreich geändert.</text:p>
      <text:p text:style-name="P3">Вы успешно изменили пароль</text:p>
      <text:p text:style-name="P3"><text:span text:style-name="T1"/></text:p>
      <text:p text:style-name="P6"><text:span text:style-name="T1">Passwort ändern</text:span></text:p>
      <text:p text:style-name="P7"><text:span text:style-name="T1">...</text:span></text:p>
      <text:p text:style-name="Standard"/>
      <text:p text:style-name="P5">Anmeldung fehlgeschlagen</text:p>
      <text:p text:style-name="P4"/>
      <text:p text:style-name="P4"/>
      <text:p text:style-name="P4">Das von Ihnen eingegebene Passwort ist nicht korrekt.</text:p>
      <text:p text:style-name="P4"/>
      <text:p text:style-name="P4">Anmeldung fehlgeschlagen: Email-Adresse und Passwort stimmen nicht überein.</text:p>
      <text:p text:style-name="P4"/>
      <text:p text:style-name="P9">Das Geburtstdatum kann nicht verarbeitet werden. Bitte achten Sie auf das Eingabeformat: dd-mm-yyyy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 M</meta:initial-creator>
    <meta:creation-date>2012-09-22T12:47:56.38</meta:creation-date>
    <dc:date>2012-09-30T18:13:12.55</dc:date>
    <dc:creator>J M</dc:creator>
    <meta:editing-duration>PT3H42M54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2" meta:paragraph-count="41" meta:word-count="306" meta:character-count="2209"/>
  </office:meta>
</office:document-meta>
</file>